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 fo:language="fr" fo:country="FR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size="16pt" style:font-size-asian="16pt" style:font-size-complex="16pt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DefaultParagraphFont" style:family="text">
      <style:text-properties fo:font-size="16pt" style:font-size-asian="16pt" style:font-size-complex="16pt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25" style:parent-style-name="ListParagraph" style:list-style-name="LFO2" style:family="paragraph"/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P31" style:parent-style-name="ListParagraph" style:list-style-name="LFO2" style:family="paragraph"/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P34" style:parent-style-name="ListParagraph" style:list-style-name="LFO2" style:family="paragraph"/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/>
    </style:style>
    <style:style style:name="P43" style:parent-style-name="ListParagraph" style:list-style-name="LFO2" style:family="paragraph"/>
    <style:style style:name="T4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fo:font-size="16pt" style:font-size-asian="16pt" style:font-size-complex="16pt"/>
    </style:style>
    <style:style style:name="P46" style:parent-style-name="ListParagraph" style:list-style-name="LFO2" style:family="paragraph"/>
    <style:style style:name="T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8" style:parent-style-name="DefaultParagraphFont" style:family="text">
      <style:text-properties fo:font-size="16pt" style:font-size-asian="16pt" style:font-size-complex="16pt"/>
    </style:style>
    <style:style style:name="P49" style:parent-style-name="ListParagraph" style:list-style-name="LFO2" style:family="paragraph"/>
    <style:style style:name="T5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size="16pt" style:font-size-asian="16pt" style:font-size-complex="16pt"/>
    </style:style>
    <style:style style:name="P53" style:parent-style-name="ListParagraph" style:list-style-name="LFO2" style:family="paragraph"/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5" style:parent-style-name="DefaultParagraphFont" style:family="text">
      <style:text-properties fo:font-size="16pt" style:font-size-asian="16pt" style:font-size-complex="16pt"/>
    </style:style>
    <style:style style:name="T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7" style:parent-style-name="DefaultParagraphFont" style:family="text">
      <style:text-properties fo:font-size="16pt" style:font-size-asian="16pt" style:font-size-complex="16pt"/>
    </style:style>
    <style:style style:name="P58" style:parent-style-name="Normal" style:family="paragraph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59" style:parent-style-name="ListParagraph" style:list-style-name="LFO3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API Endpoints</text:p>
      <text:p text:style-name="P2"/>
      <text:p text:style-name="P3">/api/user/…</text:p>
      <text:list text:style-name="LFO1" text:continue-numbering="true">
        <text:list-item>
          <text:p text:style-name="P4"><text:span text:style-name="T5">GET …/ :uid -<text:s/></text:span><text:span text:style-name="T6">Get a user by id.</text:span></text:p>
        </text:list-item>
        <text:list-item>
          <text:p text:style-name="P7"><text:span text:style-name="T8">GET …/comments/:uid –<text:s/></text:span><text:span text:style-name="T9">Get all the comments for a given user id.</text:span></text:p>
        </text:list-item>
        <text:list-item>
          <text:p text:style-name="P10"><text:span text:style-name="T11">GET …/imageLikes/:uid -<text:s/></text:span><text:span text:style-name="T12">Retrieve all the image likes for a given user id.</text:span></text:p>
        </text:list-item>
        <text:list-item>
          <text:p text:style-name="P13"><text:span text:style-name="T14">POST …/signup -<text:s/></text:span><text:span text:style-name="T15">Create a new user and<text:s/></text:span><text:span text:style-name="T16">log in the user.</text:span></text:p>
        </text:list-item>
        <text:list-item>
          <text:p text:style-name="P17"><text:span text:style-name="T18">POST …/login -<text:s/></text:span><text:span text:style-name="T19">User log in.</text:span></text:p>
        </text:list-item>
        <text:list-item>
          <text:p text:style-name="P20"><text:span text:style-name="T21">PATCH …/ :uid –<text:s/></text:span><text:span text:style-name="T22">Update user by id.</text:span></text:p>
        </text:list-item>
      </text:list>
      <text:p text:style-name="P23"/>
      <text:p text:style-name="P24">/api/image/…</text:p>
      <text:list text:style-name="LFO2" text:continue-numbering="true">
        <text:list-item>
          <text:p text:style-name="P25"><text:span text:style-name="T26">GET …/user/ :uid –<text:s/></text:span><text:span text:style-name="T27">Retrieve all the images for a given user id.</text:span></text:p>
        </text:list-item>
        <text:list-item>
          <text:p text:style-name="P28"><text:span text:style-name="T29">GET …/ :iid –<text:s/></text:span><text:span text:style-name="T30">Get an image by image id (iid)</text:span></text:p>
        </text:list-item>
        <text:list-item>
          <text:p text:style-name="P31"><text:span text:style-name="T32">POST …/ -<text:s/></text:span><text:span text:style-name="T33">Create a new image.</text:span></text:p>
        </text:list-item>
        <text:list-item>
          <text:p text:style-name="P34"><text:span text:style-name="T35">PATCH …/ :iid –<text:s/></text:span><text:span text:style-name="T36">Update an image by id.</text:span></text:p>
        </text:list-item>
        <text:list-item>
          <text:p text:style-name="P37"><text:span text:style-name="T38">DELETE …/iid –<text:s/></text:span><text:span text:style-name="T39">Delete an image by id.</text:span></text:p>
        </text:list-item>
        <text:list-item>
          <text:p text:style-name="P40"><text:span text:style-name="T41">GET …/news –<text:s/></text:span><text:span text:style-name="T42">Retrieve the last 12 images</text:span></text:p>
        </text:list-item>
        <text:list-item>
          <text:p text:style-name="P43"><text:span text:style-name="T44">GET …/category/:cid –<text:s/></text:span><text:span text:style-name="T45">Retrieve the last 12 images by category id.</text:span></text:p>
        </text:list-item>
        <text:list-item>
          <text:p text:style-name="P46"><text:span text:style-name="T47">GET …/userLikes/:iid –<text:s/></text:span><text:span text:style-name="T48">Retrieve all the likes for a given image id.</text:span></text:p>
        </text:list-item>
        <text:list-item>
          <text:p text:style-name="P49"><text:span text:style-name="T50">GET<text:s/></text:span><text:span text:style-name="T51">…/comments/:iid –<text:s/></text:span><text:span text:style-name="T52">Retrieve all the comments for a given image id.</text:span></text:p>
        </text:list-item>
        <text:list-item>
          <text:p text:style-name="P53"><text:span text:style-name="T54">POST …</text:span><text:span text:style-name="T55">/</text:span><text:span text:style-name="T56">comment/:iid –<text:s/></text:span><text:span text:style-name="T57">Post a new comment for a given image id.</text:span></text:p>
        </text:list-item>
      </text:list>
      <text:p text:style-name="Normal"/>
      <text:p text:style-name="P58">/api/search/…</text:p>
      <text:list text:style-name="LFO3" text:continue-numbering="true">
        <text:list-item>
          <text:p text:style-name="P59">GET …/ :category=|| :sort_by=|| :date=||:downloadable=1||:animated=1||:paid=1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Axel Odicio Vilchez</meta:initial-creator>
    <dc:creator>Joan Axel Odicio Vilchez</dc:creator>
    <meta:creation-date>2021-10-28T18:20:00Z</meta:creation-date>
    <dc:date>2021-10-28T18:20:00Z</dc:date>
    <meta:template xlink:href="Normal.dotm" xlink:type="simple"/>
    <meta:editing-cycles>2</meta:editing-cycles>
    <meta:editing-duration>PT60S</meta:editing-duration>
    <meta:document-statistic meta:page-count="2" meta:paragraph-count="1" meta:word-count="145" meta:character-count="946" meta:row-count="6" meta:non-whitespace-character-count="802"/>
  </office:meta>
</office:document-meta>
</file>